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.1 Does ANSI recognize the data type DATE?</text:p>
      <text:p text:style-name="P1"/>
      <text:p text:style-name="P1">ans- No.</text:p>
      <text:p text:style-name="P1"/>
      <text:p text:style-name="P1">Q.2 Which subdivision of the SQL is used to insert values <text:s/>in tables?</text:p>
      <text:p text:style-name="P1"/>
      <text:p text:style-name="P1">ans- Insert option is used to insert values in Data Manipulation Table(DML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00:11:29.275031938</meta:creation-date>
    <dc:date>2023-09-13T00:12:19.256961277</dc:date>
    <meta:editing-duration>PT50S</meta:editing-duration>
    <meta:editing-cycles>1</meta:editing-cycles>
    <meta:document-statistic meta:table-count="0" meta:image-count="0" meta:object-count="0" meta:page-count="1" meta:paragraph-count="4" meta:word-count="35" meta:character-count="195" meta:non-whitespace-character-count="163"/>
    <meta:generator>LibreOffice/7.3.7.2$Linux_X86_64 LibreOffice_project/30$Build-2</meta:generator>
  </office:meta>
</office:document-meta>
</file>